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abicStemmer.stemSuffix( char s [ ]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abicStemmer.endsWith( char s [ ] , int len , char suffix [ ]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abicStemmer.stemPrefix( char s [ ]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abicStemmer.startsWith( char s [ ] , int len , char prefix [ ]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abicStemmer.deleteN( char s [ ] , int pos , int len , int nCh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abicStemmer.stem( char s [ ]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abicStemmer.delete( char s [ ] , int pos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